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3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1" table:number-columns-repeated="1021" table:default-cell-style-name="Default"/>
        <table:table-row table:style-name="ro1">
          <table:table-cell office:value-type="string">
            <text:p>question_id</text:p>
          </table:table-cell>
          <table:table-cell table:style-name="ce1" office:value-type="string">
            <text:p>answer_text</text:p>
          </table:table-cell>
          <table:table-cell office:value-type="string">
            <text:p>answer_id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. The alligators eat the rats as food.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. The rats eat young alligators as food. 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. The rats eat food that alligators leave behind.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. The alligators and the rats eat the same kind of food.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. shrimp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. grass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. duck 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. sun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. wolf 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. hawk 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. carrot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. rabbit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. root growth 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. reproduction 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. photosynthesis 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. water absorption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. the fox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. the grasshopper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. the mouse 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. the owl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. Plants do not need minerals, and animals do. 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. Plants produce their own food, and animals do not. 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. Plants do not produce oxygen, and animals do. 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. Plants need sunlight, and animals do not.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. absorb minerals from the soil. 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. change water vapor into a liquid. 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. make sugar through photosynthesis. 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. break down dead plant and animal matter.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. soil 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. sunlight 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. water 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. air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. the mouse and the toad 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. the hawk and the rabbit 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. the praying mantis and the rabbit 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. the garter snake and the grasshopper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. oxygen 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. sugar 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. sunlight 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. wate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. a life cycle 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. energy flow 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. state changes 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. the carbon cycle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. electrical 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. heat 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. light 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. mechanical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. producers 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. decomposers 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. consumers 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. scavengers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. The egret provides water for the blue crab.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. The blue crab supplies energy for the egret. 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. The snail obtains nitrogen for the cordgrass. 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. The cordgrass breaks down other living organisms.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. processing sunlight. 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. absorbing nutrients. 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. growing. 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. dividing.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1/04/2017</text:date>, <text:time>14:0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haron Smith</meta:initial-creator>
    <meta:creation-date>2017-01-03T18:36:41.35</meta:creation-date>
    <dc:date>2017-01-04T10:15:42.78</dc:date>
    <dc:creator>Sharon Smith</dc:creator>
    <meta:editing-duration>PT00H08M08S</meta:editing-duration>
    <meta:editing-cycles>8</meta:editing-cycles>
    <meta:generator>OpenOffice.org/3.1$Win32 OpenOffice.org_project/310m11$Build-9399</meta:generator>
    <meta:document-statistic meta:table-count="3" meta:cell-count="183" meta:object-count="0"/>
  </office:meta>
</office:document-meta>
</file>